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F4D8CBE18DEE393D1C.jpg" manifest:media-type="image/jpeg"/>
  <manifest:file-entry manifest:full-path="Pictures/10000000000001F4000001F4D693E20D07087F97.jpg" manifest:media-type="image/jpeg"/>
  <manifest:file-entry manifest:full-path="Pictures/10000000000001F4000001F4E544938418C534B8.jpg" manifest:media-type="image/jpeg"/>
  <manifest:file-entry manifest:full-path="Pictures/10000000000001F4000001F4FD4347E451FDBEA1.jpg" manifest:media-type="image/jpeg"/>
  <manifest:file-entry manifest:full-path="Pictures/10000000000001F4000001F4031092853A2679DF.jpg" manifest:media-type="image/jpeg"/>
  <manifest:file-entry manifest:full-path="Pictures/10000000000001F4000001F479C9EFF78A25C74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02cm" svg:stroke-color="#000000" draw:marker-start-width="0.509cm" draw:marker-end-width="0.509cm" draw:textarea-horizontal-align="justify" draw:textarea-vertical-align="middle" draw:auto-grow-height="false" fo:min-height="10.748cm" fo:min-width="7.145cm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stroke="dash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" svg:stroke-width="0.102cm" svg:stroke-color="#000000" draw:marker-start-width="0.509cm" draw:marker-end-width="0.509cm" draw:textarea-horizontal-align="justify" draw:textarea-vertical-align="middle" draw:auto-grow-height="false" fo:min-height="10.646cm" fo:min-width="7.043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999999"/>
    </style:style>
    <style:style style:name="P5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999999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645cm" svg:height="10.998cm" svg:x="10.148cm" svg:y="9.97cm">
          <text:p text:style-name="P1"><text:span text:style-name="T1">Cut out</text:span></text:p>
          <text:p text:style-name="P1"><text:span text:style-name="T1">this</text:span></text:p>
          <text:p text:style-name="P1"><text:span text:style-name="T1">doorwa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94cm" svg:height="4.394cm" svg:x="2.946cm" svg:y="15.444cm">
          <draw:image xlink:href="Pictures/10000000000001F4000001F4031092853A2679DF.jpg" xlink:type="simple" xlink:show="embed" xlink:actuate="onLoad">
            <text:p/>
          </draw:image>
        </draw:frame>
        <draw:frame draw:style-name="gr2" draw:text-style-name="P3" draw:layer="layout" svg:width="4.394cm" svg:height="4.394cm" svg:x="20.548cm" svg:y="15.418cm">
          <draw:image xlink:href="Pictures/10000000000001F4000001F479C9EFF78A25C74A.jpg" xlink:type="simple" xlink:show="embed" xlink:actuate="onLoad">
            <text:p/>
          </draw:image>
        </draw:frame>
        <draw:frame draw:style-name="gr2" draw:text-style-name="P3" draw:layer="layout" svg:width="4.394cm" svg:height="4.394cm" svg:x="11.773cm" svg:y="4.382cm">
          <draw:image xlink:href="Pictures/10000000000001F4000001F4FD4347E451FDBEA1.jpg" xlink:type="simple" xlink:show="embed" xlink:actuate="onLoad">
            <text:p/>
          </draw:image>
        </draw:frame>
        <draw:frame draw:style-name="gr3" draw:text-style-name="P4" draw:layer="layout" svg:width="5.79cm" svg:height="0.962cm" svg:x="0.871cm" svg:y="0.871cm">
          <draw:text-box>
            <text:p><text:span text:style-name="T2">Wall 45 front</text:span></text:p>
          </draw:text-box>
        </draw:frame>
        <draw:line draw:style-name="gr4" draw:text-style-name="P3" draw:layer="layout" svg:x1="0cm" svg:y1="20.982cm" svg:x2="28cm" svg:y2="20.982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2" draw:layer="layout" svg:width="7.645cm" svg:height="10.998cm" svg:x="10.16cm" svg:y="9.982cm">
          <text:p text:style-name="P1"><text:span text:style-name="T1">Cut out</text:span></text:p>
          <text:p text:style-name="P1"><text:span text:style-name="T1">this</text:span></text:p>
          <text:p text:style-name="P1"><text:span text:style-name="T1">doorwa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94cm" svg:height="4.394cm" svg:x="2.946cm" svg:y="15.444cm">
          <draw:image xlink:href="Pictures/10000000000001F4000001F4E544938418C534B8.jpg" xlink:type="simple" xlink:show="embed" xlink:actuate="onLoad">
            <text:p/>
          </draw:image>
        </draw:frame>
        <draw:frame draw:style-name="gr2" draw:text-style-name="P3" draw:layer="layout" svg:width="4.394cm" svg:height="4.394cm" svg:x="20.548cm" svg:y="15.418cm">
          <draw:image xlink:href="Pictures/10000000000001F4000001F4D693E20D07087F97.jpg" xlink:type="simple" xlink:show="embed" xlink:actuate="onLoad">
            <text:p/>
          </draw:image>
        </draw:frame>
        <draw:frame draw:style-name="gr2" draw:text-style-name="P3" draw:layer="layout" svg:width="4.394cm" svg:height="4.394cm" svg:x="11.773cm" svg:y="4.408cm">
          <draw:image xlink:href="Pictures/10000000000001F4000001F4D8CBE18DEE393D1C.jpg" xlink:type="simple" xlink:show="embed" xlink:actuate="onLoad">
            <text:p/>
          </draw:image>
        </draw:frame>
        <draw:frame draw:style-name="gr3" draw:text-style-name="P4" draw:layer="layout" svg:width="5.79cm" svg:height="0.962cm" svg:x="0.871cm" svg:y="0.897cm">
          <draw:text-box>
            <text:p><text:span text:style-name="T2">Wall 45 back</text:span></text:p>
          </draw:text-box>
        </draw:frame>
        <draw:line draw:style-name="gr4" draw:text-style-name="P3" draw:layer="layout" svg:x1="0cm" svg:y1="20.982cm" svg:x2="28cm" svg:y2="20.982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02:31:03.555698855</meta:creation-date>
    <dc:date>2019-07-19T02:24:33.307728712</dc:date>
    <meta:editing-duration>PT26M58S</meta:editing-duration>
    <meta:editing-cycles>8</meta:editing-cycles>
    <meta:generator>LibreOffice/6.0.7.3$Linux_X86_64 LibreOffice_project/00m0$Build-3</meta:generator>
    <meta:print-date>2018-12-27T03:06:48.432430134</meta:print-date>
    <meta:document-statistic meta:object-count="37"/>
  </office:meta>
</office:document-meta>
</file>